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4.247cm"/>
    </style:style>
    <style:style style:name="Tabla1.B" style:family="table-column">
      <style:table-column-properties style:column-width="13.34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5.2cm"/>
    </style:style>
    <style:style style:name="Tabla2.B" style:family="table-column">
      <style:table-column-properties style:column-width="12.3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ext_20_body">
      <style:text-properties style:font-name="Google Sans"/>
    </style:style>
    <style:style style:name="P3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4" style:family="paragraph" style:parent-style-name="Text_20_body" style:list-style-name="L1">
      <style:paragraph-properties fo:margin-top="0cm" fo:margin-bottom="0.212cm" fo:line-height="114%"/>
      <style:text-properties style:font-name="Google Sans Text"/>
    </style:style>
    <style:style style:name="P5" style:family="paragraph" style:parent-style-name="Text_20_body" style:list-style-name="L2">
      <style:paragraph-properties fo:margin-top="0cm" fo:margin-bottom="0.212cm" fo:line-height="114%"/>
      <style:text-properties style:font-name="Google Sans Text"/>
    </style:style>
    <style:style style:name="P6" style:family="paragraph" style:parent-style-name="Text_20_body" style:list-style-name="L3">
      <style:paragraph-properties fo:margin-top="0cm" fo:margin-bottom="0.212cm" fo:line-height="114%"/>
      <style:text-properties style:font-name="Google Sans Text"/>
    </style:style>
    <style:style style:name="P7" style:family="paragraph" style:parent-style-name="Text_20_body" style:list-style-name="L4">
      <style:paragraph-properties fo:margin-top="0cm" fo:margin-bottom="0.212cm" fo:line-height="114%"/>
      <style:text-properties style:font-name="Google Sans Text"/>
    </style:style>
    <style:style style:name="P8" style:family="paragraph" style:parent-style-name="Text_20_body" style:list-style-name="L5">
      <style:paragraph-properties fo:margin-top="0cm" fo:margin-bottom="0.212cm" fo:line-height="114%"/>
      <style:text-properties style:font-name="Google Sans Text"/>
    </style:style>
    <style:style style:name="P9" style:family="paragraph" style:parent-style-name="Text_20_body" style:list-style-name="L5">
      <style:paragraph-properties fo:margin-top="0cm" fo:margin-bottom="0.212cm" fo:line-height="114%"/>
      <style:text-properties style:font-name="Google Sans Text" fo:font-weight="bold"/>
    </style:style>
    <style:style style:name="P10" style:family="paragraph" style:parent-style-name="Text_20_body" style:list-style-name="L1">
      <style:paragraph-properties fo:margin-top="0cm" fo:margin-bottom="0.212cm" fo:line-height="114%"/>
      <style:text-properties style:font-name="Google Sans Text" fo:font-weight="bold" style:font-weight-asian="bold" style:font-weight-complex="bold"/>
    </style:style>
    <style:style style:name="P11" style:family="paragraph" style:parent-style-name="Text_20_body" style:list-style-name="L3">
      <style:paragraph-properties fo:margin-top="0cm" fo:margin-bottom="0.212cm" fo:line-height="114%"/>
    </style:style>
    <style:style style:name="P12" style:family="paragraph" style:parent-style-name="Text_20_body" style:list-style-name="L4">
      <style:paragraph-properties fo:margin-top="0cm" fo:margin-bottom="0.212cm" fo:line-height="114%"/>
    </style:style>
    <style:style style:name="P13" style:family="paragraph" style:parent-style-name="Heading_20_2">
      <style:paragraph-properties fo:margin-top="0cm" fo:margin-bottom="0.212cm" fo:line-height="114%"/>
      <style:text-properties style:font-name="Google Sans"/>
    </style:style>
    <style:style style:name="P14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 fo:font-weight="bold"/>
    </style:style>
    <style:style style:name="P15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/>
    </style:style>
    <style:style style:name="P16" style:family="paragraph" style:parent-style-name="Table_20_Contents">
      <style:paragraph-properties fo:margin-top="0cm" fo:margin-bottom="0cm" fo:line-height="114%" fo:padding="0.049cm" fo:border="0.002cm solid #000000"/>
    </style:style>
    <style:style style:name="P17" style:family="paragraph" style:parent-style-name="Heading_20_1">
      <style:text-properties style:font-name="Google Sans"/>
    </style:style>
    <style:style style:name="P18" style:family="paragraph" style:parent-style-name="Heading_20_3">
      <style:paragraph-properties fo:margin-top="0cm" fo:margin-bottom="0.212cm" fo:line-height="114%"/>
      <style:text-properties style:font-name="Google Sans"/>
    </style:style>
    <style:style style:name="P19" style:family="paragraph" style:parent-style-name="Heading_20_3">
      <style:paragraph-properties fo:margin-top="0cm" fo:margin-bottom="0.212cm" fo:line-height="114%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"/>
    </style:style>
    <style:style style:name="T5" style:family="text">
      <style:text-properties style:font-name-asian="Google Sans"/>
    </style:style>
    <style:style style:name="T6" style:family="text">
      <style:text-properties fo:font-style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istema de Gestión y Diagnóstico de Refrigeración</text:h>
      <text:p text:style-name="P2"/>
      <text:h text:style-name="P13" text:outline-level="2">Visión General</text:h>
      <text:p text:style-name="P3">Desarrollar un sistema modular para el taller de refrigeración que gestione clientes y trabajos, ofrezca herramientas de diagnóstico y análisis (manuales/hardware), y brinde soporte de conocimiento asistido por IA.</text:p>
      <text:p text:style-name="P3"/>
      <text:h text:style-name="P13" text:outline-level="2">1. Fase 1: La Base - Sistema de Gestión (CRUD)</text:h>
      <text:p text:style-name="P3"><text:span text:style-name="T1">Objetivo:</text:span> Establecer la base de datos (DB) y un sistema funcional para registrar clientes, equipos, trabajos y <text:span text:style-name="T8">observaciones.</text:span></text:p>
      <text:h text:style-name="P18" text:outline-level="3">? Entidades Clave del Esquema de DB:</text:h>
      <text:list xml:id="list1389392050811967528" text:style-name="L1">
        <text:list-item>
          <text:p text:style-name="P4"><text:span text:style-name="T1">Clientes:</text:span> Datos personales y de contacto.</text:p>
        </text:list-item>
        <text:list-item>
          <text:p text:style-name="P4"><text:span text:style-name="T1">Equipos:</text:span> Información detallada de las máquinas del cliente (ej. Aires Acondicionados, Heladeras, etc.).</text:p>
        </text:list-item>
        <text:list-item>
          <text:p text:style-name="P4"><text:span text:style-name="T1">Servicios:</text:span> Registro de cada intervención (lo que se hizo, el costo, el técnico, etc.).</text:p>
        </text:list-item>
        <text:list-item>
          <text:p text:style-name="P10">Empleados.</text:p>
        </text:list-item>
        <text:list-item>
          <text:p text:style-name="P10">Mediciones.</text:p>
        </text:list-item>
      </text:list>
      <text:h text:style-name="P19" text:outline-level="3"><text:span text:style-name="T4">?</text:span><text:span text:style-name="T5">￯ﾸﾏ </text:span><text:span text:style-name="T4">Tecnología utilizada:</text:span></text:h>
      <text:list xml:id="list4404723319440589837" text:style-name="L2">
        <text:list-item>
          <text:p text:style-name="P5"><text:span text:style-name="T1">Lenguaje:</text:span> Python</text:p>
        </text:list-item>
        <text:list-item>
          <text:p text:style-name="P5"><text:span text:style-name="T1">Backend/Web:</text:span> Django</text:p>
        </text:list-item>
        <text:list-item>
          <text:p text:style-name="P5"><text:span text:style-name="T1">Base de Datos:</text:span> MSSQL</text:p>
        </text:list-item>
      </text:list>
      <text:p text:style-name="P3"/>
      <text:p text:style-name="P3"/>
      <text:p text:style-name="P3"/>
      <text:p text:style-name="P3"/>
      <text:h text:style-name="P13" text:outline-level="2">2. Fase 2: El Diagnóstico - Diagramas y Visualización</text:h>
      <text:p text:style-name="P3"><text:span text:style-name="T1">Objetivo:</text:span> Crear una interfaz que permita ingresar mediciones manuales y visualizar los parámetros termodinámicos clave. Preparar la arquitectura para la futura integración con hardware.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16"><text:span text:style-name="Strong_20_Emphasis"><text:span text:style-name="T2">Tarea Clave</text:span></text:span></text:p>
            </table:table-cell>
            <table:table-cell table:style-name="Tabla1.A1" office:value-type="string">
              <text:p text:style-name="P16"><text:span text:style-name="Strong_20_Emphasis"><text:span text:style-name="T2">Detalle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4">Interfaz de Entrada de Datos</text:p>
          </table:table-cell>
          <table:table-cell table:style-name="Tabla1.A1" office:value-type="string">
            <text:p text:style-name="P15">Formulario para ingresar manualmente P (Presión), T (Temperatura), Corriente (A), Voltaje (V), $\Delta T$ (Diferencial de Temperatura).</text:p>
          </table:table-cell>
        </table:table-row>
        <table:table-row>
          <table:table-cell table:style-name="Tabla1.A1" office:value-type="string">
            <text:p text:style-name="P14">Visualización</text:p>
          </table:table-cell>
          <table:table-cell table:style-name="Tabla1.A1" office:value-type="string">
            <text:p text:style-name="P15">Implementar gráficos para tendencias y puntos de trabajo. Usar librerías de <text:span text:style-name="T6">plotting</text:span> (ej. Matplotlib/Plotly).</text:p>
          </table:table-cell>
        </table:table-row>
        <table:table-row>
          <table:table-cell table:style-name="Tabla1.A1" office:value-type="string">
            <text:p text:style-name="P14">Arquitectura de Abstracción</text:p>
          </table:table-cell>
          <table:table-cell table:style-name="Tabla1.A1" office:value-type="string">
            <text:p text:style-name="P15">Diseñar una <text:span text:style-name="T1">Capa de Lógica de Datos</text:span> que pueda recibir datos tanto de la entrada manual como, en el futuro, de un <text:span text:style-name="T6">socket</text:span> o puerto serial.</text:p>
          </table:table-cell>
        </table:table-row>
      </table:table>
      <text:h text:style-name="P18" text:outline-level="3">? Conceptos a Explorar:</text:h>
      <text:list xml:id="list1029347884387667718" text:style-name="L3">
        <text:list-item>
          <text:p text:style-name="P11"><text:span text:style-name="T3">POO (Programación Orientada a Objetos):</text:span><text:span text:style-name="T2"> Crear clases para manejar la lectura de datos (</text:span><text:span text:style-name="Source_20_Text"><text:span text:style-name="T2">Lector_Manual</text:span></text:span><text:span text:style-name="T2">, </text:span><text:span text:style-name="Source_20_Text"><text:span text:style-name="T2">Lector_Hardware</text:span></text:span><text:span text:style-name="T2">).</text:span></text:p>
        </text:list-item>
        <text:list-item>
          <text:p text:style-name="P6"><text:span text:style-name="T1">Librerías de Gráficos:</text:span> Matplotlib o librerías de JavaScript si se usa interfaz web.</text:p>
          <text:p text:style-name="P6"/>
        </text:list-item>
      </text:list>
      <text:h text:style-name="P13" text:outline-level="2">3. Fase 3: La Inteligencia - Chatbot de Soporte</text:h>
      <text:p text:style-name="P3"><text:span text:style-name="T1">Objetivo:</text:span> Integrar un asistente de IA capaz de consultar una base de conocimiento especializada.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6"><text:span text:style-name="Strong_20_Emphasis"><text:span text:style-name="T2">Tarea Clave</text:span></text:span></text:p>
            </table:table-cell>
            <table:table-cell table:style-name="Tabla2.A1" office:value-type="string">
              <text:p text:style-name="P16"><text:span text:style-name="Strong_20_Emphasis"><text:span text:style-name="T2">Detalle</text:span></text:span></text:p>
            </table:table-cell>
          </table:table-row>
        </table:table-header-rows>
        <table:table-row>
          <table:table-cell table:style-name="Tabla2.A1" office:value-type="string">
            <text:p text:style-name="P14">Base de Conocimiento (Knowledge Base)</text:p>
          </table:table-cell>
          <table:table-cell table:style-name="Tabla2.A1" office:value-type="string">
            <text:p text:style-name="P15">Recopilar manuales técnicos, tablas de refrigerantes y diagramas clave del oficio (documentos PDF, texto, etc.).</text:p>
          </table:table-cell>
        </table:table-row>
        <table:table-row>
          <table:table-cell table:style-name="Tabla2.A1" office:value-type="string">
            <text:p text:style-name="P14">Módulo IA</text:p>
          </table:table-cell>
          <table:table-cell table:style-name="Tabla2.A1" office:value-type="string">
            <text:p text:style-name="P15">Implementar una conexión a un <text:span text:style-name="T1">Modelo de Lenguaje Grande (LLM)</text:span>.</text:p>
          </table:table-cell>
        </table:table-row>
        <table:table-row>
          <table:table-cell table:style-name="Tabla2.A1" office:value-type="string">
            <text:p text:style-name="P14">Implementación RAG</text:p>
          </table:table-cell>
          <table:table-cell table:style-name="Tabla2.A1" office:value-type="string">
            <text:p text:style-name="P15">Configurar un sistema de <text:span text:style-name="T1">Retrieval-Augmented Generation</text:span> (RAG) para que el LLM use tus documentos específicos como fuente de respuesta.</text:p>
          </table:table-cell>
        </table:table-row>
      </table:table>
      <text:h text:style-name="P13" text:outline-level="2"><text:soft-page-break/></text:h>
      <text:h text:style-name="P13" text:outline-level="2"/>
      <text:h text:style-name="P13" text:outline-level="2">4. Módulo Futuro 1: Venta de Insumos (Comercio)</text:h>
      <text:p text:style-name="P3"><text:span text:style-name="T1">Objetivo:</text:span> Incorporar la gestión de inventario y ventas.</text:p>
      <text:list xml:id="list6794987297705605677" text:style-name="L4">
        <text:list-item>
          <text:p text:style-name="P7"><text:span text:style-name="T1">Integración:</text:span> Usar la <text:span text:style-name="T1">misma Base de Datos</text:span> central.</text:p>
        </text:list-item>
        <text:list-item>
          <text:p text:style-name="P12"><text:span text:style-name="T3">Nuevas Tablas:</text:span><text:span text:style-name="T2"> Se añadirán tablas como </text:span><text:span text:style-name="Source_20_Text"><text:span text:style-name="T2">Inventario</text:span></text:span><text:span text:style-name="T2">, </text:span><text:span text:style-name="Source_20_Text"><text:span text:style-name="T2">Proveedores</text:span></text:span><text:span text:style-name="T2">, </text:span><text:span text:style-name="Source_20_Text"><text:span text:style-name="T2">Ventas</text:span></text:span><text:span text:style-name="T2"> y </text:span><text:span text:style-name="Source_20_Text"><text:span text:style-name="T2">Stock</text:span></text:span><text:span text:style-name="T2">.</text:span></text:p>
        </text:list-item>
        <text:list-item>
          <text:p text:style-name="P7"><text:span text:style-name="T1">Diseño:</text:span> Implementar como un <text:span text:style-name="T1">módulo separado</text:span> dentro de la misma aplicación (una sección de menú: "Taller" y "Comercio").</text:p>
          <text:p text:style-name="P7"/>
        </text:list-item>
      </text:list>
      <text:h text:style-name="P13" text:outline-level="2">5. Módulo Futuro 2: Domótica y Control por Voz (Fase Avanzada)</text:h>
      <text:p text:style-name="P3"><text:span text:style-name="T1">Objetivo:</text:span> Controlar remotamente los aires acondicionados de los clientes mediante voz, de forma <text:span text:style-name="T1">no invasiva</text:span>.</text:p>
      <text:list xml:id="list3629539226071953025" text:style-name="L5">
        <text:list-item>
          <text:p text:style-name="P8"><text:span text:style-name="T1">Enfoque Recomendado:</text:span> <text:span text:style-name="T1">IR Blaster</text:span> (Emisor de Infrarrojos) con microcontroladores (ej. <text:span text:style-name="T1">ESP32</text:span>).</text:p>
        </text:list-item>
        <text:list-item>
          <text:p text:style-name="P9">Flujo de Control:</text:p>
          <text:list>
            <text:list-item>
              <text:p text:style-name="P8"><text:span text:style-name="T1">Voz</text:span> $\to$ <text:span text:style-name="T1">Chatbot IA</text:span> (Fase 3).</text:p>
            </text:list-item>
            <text:list-item>
              <text:p text:style-name="P8"><text:span text:style-name="T1">Comando de Software</text:span> $\to$ <text:span text:style-name="T1">API de Domótica</text:span> (Backend).</text:p>
            </text:list-item>
            <text:list-item>
              <text:p text:style-name="P8"><text:span text:style-name="T1">API de Domótica</text:span> $\to$ <text:span text:style-name="T1">ESP32</text:span> (via Wi-Fi).</text:p>
            </text:list-item>
            <text:list-item>
              <text:p text:style-name="P8"><text:span text:style-name="T1">ESP32</text:span> $\to$ <text:span text:style-name="T1">Señal IR</text:span> $\to$ <text:span text:style-name="T1">Aire Acondicionado</text:span>.</text:p>
            </text:list-item>
          </text:list>
        </text:list-item>
        <text:list-item>
          <text:p text:style-name="P8"><text:span text:style-name="T1">Integración al Código:</text:span> Se requiere diseñar un <text:span text:style-name="T1">API REST</text:span> en el Backend para gestionar la comunicación con los dispositivos ESP32 en red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ustino </meta:initial-creator>
    <meta:creation-date>2025-11-18T13:52:14.06</meta:creation-date>
    <dc:date>2025-11-18T15:40:30.86</dc:date>
    <dc:creator>Faustino </dc:creator>
    <meta:editing-duration>PT1H48M16S</meta:editing-duration>
    <meta:editing-cycles>6</meta:editing-cycles>
    <meta:generator>OpenOffice/4.1.15$Win32 OpenOffice.org_project/4115m2$Build-9813</meta:generator>
    <meta:document-statistic meta:table-count="2" meta:image-count="0" meta:object-count="0" meta:page-count="3" meta:paragraph-count="52" meta:word-count="498" meta:character-count="3231"/>
  </office:meta>
</office:document-meta>
</file>